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d02" officeooo:paragraph-rsid="00180d02"/>
    </style:style>
    <style:style style:name="P2" style:family="paragraph" style:parent-style-name="Standard">
      <style:text-properties fo:color="#ff0000" officeooo:rsid="00180d02" officeooo:paragraph-rsid="00180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 configurer wifi afpa </text:p>
      <text:p text:style-name="Standard">- mettre en route le serveur terminal : sudo npm start</text:p>
      <text:p text:style-name="Standard">- démarrer visual code</text:p>
      <text:p text:style-name="Standard">- démarrer sqlite3 editor :</text:p>
      <text:p text:style-name="Standard">- démarrer Chrome</text:p>
      <text:p text:style-name="Standard">- démarrer prezzi sur internet</text:p>
      <text:p text:style-name="Standard">- démarrer open office power point</text:p>
      <text:p text:style-name="Standard">- avoir quelques requêtes SQL sous la main.</text:p>
      <text:p text:style-name="Standard"/>
      <text:p text:style-name="Standard"/>
      <text:p text:style-name="Standard"/>
      <text:p text:style-name="Standard">* exemple responsive avec page compagnie.</text:p>
      <text:p text:style-name="Standard"/>
      <text:p text:style-name="Standard"/>
      <text:p text:style-name="Standard"/>
      <text:p text:style-name="P2">Note rapport de stage :</text:p>
      <text:p text:style-name="P2"/>
      <text:p text:style-name="P2">- mettre les bulles sur la notice en anglais </text:p>
      <text:p text:style-name="P2">- faire le sommaire principal</text:p>
      <text:p text:style-name="P2">-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9:45:43.861726896</meta:creation-date>
    <dc:date>2017-01-26T14:49:45.302963509</dc:date>
    <meta:editing-duration>PT6M13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72" meta:character-count="391" meta:non-whitespace-character-count="328"/>
  </office:meta>
</office:document-meta>
</file>